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nux Libertine O1" svg:font-family="'Linux Libertine O'" style:font-adornments="Bold" style:font-pitch="variable"/>
    <style:font-face style:name="Linux Libertine O2" svg:font-family="'Linux Libertine O'" style:font-adornments="Bold Italic" style:font-pitch="variable"/>
    <style:font-face style:name="Linux Libertine O3" svg:font-family="'Linux Libertine O'" style:font-adornments="Italic" style:font-pitch="variable"/>
    <style:font-face style:name="Linux Libertine O" svg:font-family="'Linux Libertine O'"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034cm" style:rel-column-width="586*"/>
    </style:style>
    <style:style style:name="Table1.B" style:family="table-column">
      <style:table-column-properties style:column-width="5.461cm" style:rel-column-width="3096*"/>
    </style:style>
    <style:style style:name="Table1.C" style:family="table-column">
      <style:table-column-properties style:column-width="10.504cm" style:rel-column-width="595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style:font-name="Linux Libertine O" style:font-size-asian="10.5pt"/>
    </style:style>
    <style:style style:name="P3" style:family="paragraph" style:parent-style-name="Text_20_body">
      <style:paragraph-properties fo:margin-left="1.251cm" fo:margin-right="0cm" fo:text-indent="0cm" style:auto-text-indent="false"/>
    </style:style>
    <style:style style:name="P4" style:family="paragraph" style:parent-style-name="List" style:list-style-name="L1"/>
    <style:style style:name="P5" style:family="paragraph" style:parent-style-name="List" style:list-style-name="L2"/>
    <style:style style:name="P6" style:family="paragraph" style:parent-style-name="Heading_20_1">
      <style:paragraph-properties fo:break-before="page"/>
    </style:style>
    <style:style style:name="P7" style:family="paragraph" style:parent-style-name="Table_20_Contents">
      <style:text-properties style:font-name="Linux Libertine O" style:font-size-asian="10.5pt"/>
    </style:style>
    <style:style style:name="P8" style:family="paragraph" style:parent-style-name="Table_20_Contents">
      <style:paragraph-properties fo:text-align="center" style:justify-single-word="false"/>
      <style:text-properties style:font-name="Linux Libertine O" style:font-size-asian="10.5pt"/>
    </style:style>
    <style:style style:name="P9" style:family="paragraph" style:parent-style-name="Table_20_Contents">
      <style:text-properties style:font-name="Linux Libertine O" fo:font-weight="bold" style:font-size-asian="10.5pt"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Text_20_body"/>
      <text:p text:style-name="Title">EpochX: Style Guide</text:p>
      <text:p text:style-name="Subtitle">Java code conventions</text:p>
      <text:p text:style-name="Text_20_body"/>
      <text:p text:style-name="Text_20_body"/>
      <text:p text:style-name="Text_20_body"/>
      <text:p text:style-name="Text_20_body"/>
      <text:p text:style-name="Text_20_body"/>
      <text:p text:style-name="Text_20_body"/>
      <text:p text:style-name="Text_20_body"/>
      <text:p text:style-name="P1"><text:date style:data-style-name="N84" text:date-value="2009-07-07T17:28:30.99">2009-07-07</text:date></text:p>
      <text:h text:style-name="P6" text:outline-level="1">Introduction</text:h>
      <text:p text:style-name="Text_20_body"/>
      <text:h text:style-name="Heading_20_1" text:outline-level="1">File organisation</text:h>
      <text:p text:style-name="Text_20_body">Source files should be kept relatively short; consider breaking up files longer than 1000 lines.</text:p>
      <text:p text:style-name="Text_20_body">If there is two or more imports from the same package then the general form of xx.xx.xx.* should be used. Packages names within EpochX should take the form com.epochx.xxx.</text:p>
      <text:p text:style-name="Text_20_body">Class/Interface file structure should be ordered as follows:</text:p>
      <table:table table:name="Table1" table:style-name="Table1">
        <table:table-column table:style-name="Table1.A"/>
        <table:table-column table:style-name="Table1.B"/>
        <table:table-column table:style-name="Table1.C"/>
        <table:table-row>
          <table:table-cell table:style-name="Table1.A1" office:value-type="string">
            <text:p text:style-name="P7"/>
          </table:table-cell>
          <table:table-cell table:style-name="Table1.A1" office:value-type="string">
            <text:p text:style-name="P9">Parts of class/interface file</text:p>
          </table:table-cell>
          <table:table-cell table:style-name="Table1.C1" office:value-type="string">
            <text:p text:style-name="P9">Notes</text:p>
          </table:table-cell>
        </table:table-row>
        <table:table-row>
          <table:table-cell table:style-name="Table1.A2" office:value-type="float" office:value="1">
            <text:p text:style-name="P8">1</text:p>
          </table:table-cell>
          <table:table-cell table:style-name="Table1.B2" office:value-type="string">
            <text:p text:style-name="P7">Copyright/licence comment /*...*/</text:p>
          </table:table-cell>
          <table:table-cell table:style-name="Table1.C2" office:value-type="string">
            <text:p text:style-name="P2">All source files should begin with the same comment containing the copyright and licence information.</text:p>
          </table:table-cell>
        </table:table-row>
        <table:table-row>
          <table:table-cell table:style-name="Table1.A2" office:value-type="float" office:value="2">
            <text:p text:style-name="P8">2</text:p>
          </table:table-cell>
          <table:table-cell table:style-name="Table1.B2" office:value-type="string">
            <text:p text:style-name="P7">Class/interface JavaDoc</text:p>
          </table:table-cell>
          <table:table-cell table:style-name="Table1.C2" office:value-type="string">
            <text:p text:style-name="P7"/>
          </table:table-cell>
        </table:table-row>
        <table:table-row>
          <table:table-cell table:style-name="Table1.A2" office:value-type="float" office:value="3">
            <text:p text:style-name="P8">3</text:p>
          </table:table-cell>
          <table:table-cell table:style-name="Table1.B2" office:value-type="string">
            <text:p text:style-name="P7">Class/interface statement</text:p>
          </table:table-cell>
          <table:table-cell table:style-name="Table1.C2" office:value-type="string">
            <text:p text:style-name="P7"/>
          </table:table-cell>
        </table:table-row>
        <table:table-row>
          <table:table-cell table:style-name="Table1.A2" office:value-type="float" office:value="4">
            <text:p text:style-name="P8">4</text:p>
          </table:table-cell>
          <table:table-cell table:style-name="Table1.B2" office:value-type="string">
            <text:p text:style-name="P7">Class/interface implementation comment</text:p>
          </table:table-cell>
          <table:table-cell table:style-name="Table1.C2" office:value-type="string">
            <text:p text:style-name="P7">Any class/interface information not suitable for the JavaDoc, e.g. TODO statements.</text:p>
          </table:table-cell>
        </table:table-row>
        <table:table-row>
          <table:table-cell table:style-name="Table1.A2" office:value-type="float" office:value="5">
            <text:p text:style-name="P8">5</text:p>
          </table:table-cell>
          <table:table-cell table:style-name="Table1.B2" office:value-type="string">
            <text:p text:style-name="P7">Static class variables</text:p>
          </table:table-cell>
          <table:table-cell table:style-name="Table1.C2" office:value-type="string">
            <text:p text:style-name="P7">In order: public, protected, default, private</text:p>
          </table:table-cell>
        </table:table-row>
        <table:table-row>
          <table:table-cell table:style-name="Table1.A2" office:value-type="float" office:value="6">
            <text:p text:style-name="P8">6</text:p>
          </table:table-cell>
          <table:table-cell table:style-name="Table1.B2" office:value-type="string">
            <text:p text:style-name="P7">Instance variables</text:p>
          </table:table-cell>
          <table:table-cell table:style-name="Table1.C2" office:value-type="string">
            <text:p text:style-name="P7">In order: public, protected, default, private</text:p>
          </table:table-cell>
        </table:table-row>
        <table:table-row>
          <table:table-cell table:style-name="Table1.A2" office:value-type="float" office:value="7">
            <text:p text:style-name="P8">7</text:p>
          </table:table-cell>
          <table:table-cell table:style-name="Table1.B2" office:value-type="string">
            <text:p text:style-name="P7">Constructors</text:p>
          </table:table-cell>
          <table:table-cell table:style-name="Table1.C2" office:value-type="string">
            <text:p text:style-name="P7"/>
          </table:table-cell>
        </table:table-row>
        <table:table-row>
          <table:table-cell table:style-name="Table1.A2" office:value-type="float" office:value="8">
            <text:p text:style-name="P8">8</text:p>
          </table:table-cell>
          <table:table-cell table:style-name="Table1.B2" office:value-type="string">
            <text:p text:style-name="P7">Methods</text:p>
          </table:table-cell>
          <table:table-cell table:style-name="Table1.C2" office:value-type="string">
            <text:p text:style-name="P7">Methods should be grouped by functionality.</text:p>
          </table:table-cell>
        </table:table-row>
        <table:table-row>
          <table:table-cell table:style-name="Table1.A2" office:value-type="float" office:value="9">
            <text:p text:style-name="P8">9</text:p>
          </table:table-cell>
          <table:table-cell table:style-name="Table1.B2" office:value-type="string">
            <text:p text:style-name="P7">Main method</text:p>
          </table:table-cell>
          <table:table-cell table:style-name="Table1.C2" office:value-type="string">
            <text:p text:style-name="P7">If needed the main method should be last in the class.</text:p>
          </table:table-cell>
        </table:table-row>
      </table:table>
      <text:h text:style-name="Heading_20_1" text:outline-level="1">Indentation</text:h>
      <text:p text:style-name="Text_20_body">Indentations should be 4 spaces wide and should be made up of space characters, not tabs.</text:p>
      <text:p text:style-name="Text_20_body">Where possible lines should be kept within 80 characters to aid printing of code and viewing on terminal windows. Where lines require wrapping, break them according to these general principles from the <text:a xlink:type="simple" xlink:href="http://java.sun.com/docs/codeconv/html/CodeConventions.doc3.html">Sun code conventions</text:a>:</text:p>
      <text:list xml:id="list1829386417" text:style-name="L1">
        <text:list-item>
          <text:p text:style-name="P4">Break after a comma</text:p>
        </text:list-item>
        <text:list-item>
          <text:p text:style-name="P4">Break before an operator</text:p>
        </text:list-item>
        <text:list-item>
          <text:p text:style-name="P4">Prefer higher-level breaks to lower-level breaks</text:p>
        </text:list-item>
        <text:list-item>
          <text:p text:style-name="P4">Align the new line with the beginning of the expression at the same level on the previous line.</text:p>
        </text:list-item>
        <text:list-item>
          <text:p text:style-name="P4">If the above rules lead to confusing code or to code that's squished up against the right margin, just indent 8 spaces instead.</text:p>
        </text:list-item>
      </text:list>
      <text:h text:style-name="Heading_20_1" text:outline-level="1">Comments</text:h>
      <text:p text:style-name="Text_20_body">Single-line (//) comments should begin with a space, then the first character should be capitalised unless it refers to a variable or method name. The comment should terminate with a full stop. If a comment cannot be written on a single line then a block comment should be used. Block comments should always be preceded by a blank line to set it apart from the rest of the code.Both block and line comments should be indented to the same level as the surrounding code. </text:p>
      <text:p text:style-name="Text_20_body">Comments should never be enclosed in boxes drawn with asterisks or other characters. Comments <text:soft-page-break/>should also not be used to group methods, any grouping should be evident from the method names and the method comments. </text:p>
      <text:p text:style-name="Text_20_body">Trailing comments, like those below, should never be used in EpochX.</text:p>
      <text:p text:style-name="P3">if (a == 2) {<text:line-break/> <text:s text:c="3"/>return true; <text:s text:c="30"/>// Trailing comment.<text:line-break/>} else {<text:line-break/> <text:s text:c="3"/>return isPrime(a); <text:s text:c="20"/>/* More trailing comments. */<text:line-break/>}</text:p>
      <text:h text:style-name="Heading_20_2" text:outline-level="2">Java-Doc comments</text:h>
      <text:p text:style-name="Text_20_body">Most tags are unnecessary in EpochX, however the following are vital in JavaDoc on all public and protected methods:</text:p>
      <text:list xml:id="list579991742" text:style-name="L2">
        <text:list-item>
          <text:p text:style-name="P5">@param for each parameter.</text:p>
        </text:list-item>
        <text:list-item>
          <text:p text:style-name="P5">@return unless void.</text:p>
        </text:list-item>
        <text:list-item>
          <text:p text:style-name="P5">@throws if it throws any checked exceptions.</text:p>
          <text:p text:style-name="P5"/>
        </text:list-item>
      </text:list>
      <text:p text:style-name="Text_20_body">Tags for @params should take this form:</text:p>
      <text:p text:style-name="Text_20_body"><text:tab/>@param varName description of the variable which may extend over multiple lines<text:line-break/><text:tab/> <text:s text:c="29"/>and should be indented to here if it does.</text:p>
      <text:p text:style-name="Text_20_body">Descriptions for tags (@param, @return, @throws) should start with a lower case char and end with a full stop. Classes also don't require any tags, and in particular shouldn't have @author or @version tags. Where appropriate @see tags may be useful however.</text:p>
      <text:h text:style-name="Heading_20_1" text:outline-level="1">Statements</text:h>
      <text:p text:style-name="Text_20_body"/>
      <text:h text:style-name="Heading_20_1" text:outline-level="1">White spac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nux Libertine O1" svg:font-family="'Linux Libertine O'" style:font-adornments="Bold" style:font-pitch="variable"/>
    <style:font-face style:name="Linux Libertine O2" svg:font-family="'Linux Libertine O'" style:font-adornments="Bold Italic" style:font-pitch="variable"/>
    <style:font-face style:name="Linux Libertine O3" svg:font-family="'Linux Libertine O'" style:font-adornments="Italic" style:font-pitch="variable"/>
    <style:font-face style:name="Linux Libertine O" svg:font-family="'Linux Libertine O'"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Linux Libertine O" style:font-size-asian="10.5pt"/>
    </style:style>
    <style:style style:name="List" style:family="paragraph" style:parent-style-name="Text_20_body" style:class="list">
      <style:paragraph-properties fo:margin-top="0cm" fo:margin-bottom="0cm"/>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Linux Libertine O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Linux Libertine O2"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style:font-name="Linux Libertine O1"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style:font-name="Linux Libertine O1"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nux Libertine O3" fo:font-size="14pt" fo:font-style="italic"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 Castle</meta:initial-creator>
    <meta:creation-date>2009-07-07T14:45:54</meta:creation-date>
    <dc:date>2009-07-07T17:26:17</dc:date>
    <dc:creator>Tom Castle</dc:creator>
    <meta:editing-duration>PT01H50M24S</meta:editing-duration>
    <meta:editing-cycles>46</meta:editing-cycles>
    <meta:generator>OpenOffice.org/3.0$Linux OpenOffice.org_project/300m15$Build-9379</meta:generator>
    <meta:document-statistic meta:table-count="1" meta:image-count="0" meta:object-count="0" meta:page-count="3" meta:paragraph-count="57" meta:word-count="525" meta:character-count="3271"/>
    <meta:user-defined meta:name="Info 1"/>
    <meta:user-defined meta:name="Info 2"/>
    <meta:user-defined meta:name="Info 3"/>
    <meta:user-defined meta:name="Info 4"/>
  </office:meta>
</office:document-meta>
</file>